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4552" calcext:value-type="float">
            <text:p>56.9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02" calcext:value-type="float">
            <text:p>54.9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1832" calcext:value-type="float">
            <text:p>54.2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4696" calcext:value-type="float">
            <text:p>53.5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3256" calcext:value-type="float">
            <text:p>53.4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716" calcext:value-type="float">
            <text:p>53.4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4008" calcext:value-type="float">
            <text:p>53.4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9144" calcext:value-type="float">
            <text:p>53.3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7056" calcext:value-type="float">
            <text:p>53.4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6096" calcext:value-type="float">
            <text:p>53.3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852" calcext:value-type="float">
            <text:p>52.9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3112" calcext:value-type="float">
            <text:p>53.0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8896" calcext:value-type="float">
            <text:p>52.8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3656" calcext:value-type="float">
            <text:p>52.8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3304" calcext:value-type="float">
            <text:p>52.3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4352" calcext:value-type="float">
            <text:p>51.5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0216" calcext:value-type="float">
            <text:p>52.0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2224" calcext:value-type="float">
            <text:p>51.3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7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6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8728" calcext:value-type="float">
            <text:p>49.2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6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428" calcext:value-type="float">
            <text:p>49.4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3968" calcext:value-type="float">
            <text:p>49.2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6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6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6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6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6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6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5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5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5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5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5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5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5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5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5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5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4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4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6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47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22" meta:object-count="0"/>
    <meta:user-defined meta:name="AppVersion">3.0</meta:user-defined>
  </office:meta>
</office:document-meta>
</file>